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25-02-26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24-02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23-03-0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22-02-1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20-02-1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19-02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18-02-27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17-01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15-02-0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9376" calcext:value-type="float">
            <text:p>14.8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13-02-1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0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3008" calcext:value-type="float">
            <text:p>14.9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0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9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8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7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7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7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7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7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7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7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6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6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6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6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6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6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6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4901</text:p>
          </table:table-cell>
          <table:table-cell office:value-type="string" calcext:value-type="string">
            <text:p>TWDB:2764901</text:p>
          </table:table-cell>
          <table:table-cell office:value-type="string" calcext:value-type="string">
            <text:p>196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